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line-through-style="solid" fo:font-weight="normal" style:font-weight-asian="normal" style:font-weight-complex="normal"/>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Heading_20_1">
      <style:text-properties fo:font-weight="normal" style:font-weight-asian="normal" style:font-weight-complex="normal"/>
    </style:style>
    <style:style style:name="P8" style:family="paragraph" style:parent-style-name="Heading_20_1">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font-weight="bold" style:font-weight-asian="bold" style:font-weight-complex="bold"/>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3">
      <style:text-properties fo:font-weight="normal" style:font-weight-asian="normal" style:font-weight-complex="normal"/>
    </style:style>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text-properties style:text-line-through-style="none"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Activities<text:tab/>3</text:p>
          <text:p text:style-name="P6">Add new activity<text:tab/>3</text:p>
          <text:p text:style-name="P6">View activity for a specific user<text:tab/>3</text:p>
          <text:p text:style-name="P6">Edit activity<text:tab/>3</text:p>
          <text:p text:style-name="P6">Delete activity<text:tab/>4</text:p>
          <text:p text:style-name="P11">Registration<text:tab/>5</text:p>
          <text:p text:style-name="P6">Add Registration (normal)<text:tab/>5</text:p>
          <text:p text:style-name="P6">Add Registration (using admin priv)<text:tab/>5</text:p>
          <text:p text:style-name="P6">View Registration Info<text:tab/>5</text:p>
          <text:p text:style-name="P6">Edit Registration<text:tab/>5</text:p>
          <text:p text:style-name="P6">Delete Registration<text:tab/>5</text:p>
          <text:p text:style-name="P11">Profiles<text:tab/>6</text:p>
          <text:p text:style-name="P6">Add Profile<text:tab/>6</text:p>
          <text:p text:style-name="P6">Edit Profile<text:tab/>6</text:p>
          <text:p text:style-name="P6">View a list of usernames for viewing a profile<text:tab/>6</text:p>
          <text:p text:style-name="P6">View Profile<text:tab/>6</text:p>
          <text:p text:style-name="P11">Item Listings<text:tab/>7</text:p>
          <text:p text:style-name="P6">Add ItemListing<text:tab/>7</text:p>
          <text:p text:style-name="P6">Edit ItemListing<text:tab/>7</text:p>
          <text:p text:style-name="P6">Update all ItemListing buyer information for closed auctions<text:tab/>8</text:p>
          <text:p text:style-name="P6">Delete ItemListing<text:tab/>8</text:p>
          <text:p text:style-name="P6">View a specific item listing<text:tab/>9</text:p>
          <text:p text:style-name="P6">View item listings in a category (by time remaining)<text:tab/>10</text:p>
          <text:p text:style-name="P6">View item listings in a category (by title)<text:tab/>10</text:p>
          <text:p text:style-name="P6">View item listings in a category (by seller)<text:tab/>10</text:p>
          <text:p text:style-name="P6">View item listings in a category (by current bid, lowest bid at the top)<text:tab/>10</text:p>
          <text:p text:style-name="P11">Bidding<text:tab/>11</text:p>
          <text:p text:style-name="P6">Making a bid on an item<text:tab/>11</text:p>
          <text:p text:style-name="P6">Editing a bid<text:tab/>11</text:p>
          <text:p text:style-name="P6">Deleting a bid<text:tab/>12</text:p>
          <text:p text:style-name="P6">Viewing all bids on an item listing<text:tab/>12</text:p>
          <text:p text:style-name="P6">Viewing all bids made by a specific user<text:tab/>12</text:p>
          <text:p text:style-name="P11">Notifications &amp; Feedback<text:tab/>13</text:p>
          <text:p text:style-name="P6">Show notification to winning buyer of an auction to leave feedback<text:tab/>13</text:p>
          <text:p text:style-name="P6">Show all notifications to seller of all their closed auctions that have no bids<text:tab/>13</text:p>
          <text:p text:style-name="P6">Show all notifications to seller of all their closed auctions that there was a buyer<text:tab/>13</text:p>
          <text:p text:style-name="P6">Leaving feedback to the buyer if you are the seller of a closed auction<text:tab/>13</text:p>
          <text:p text:style-name="P6">Deleting feedback<text:tab/>14</text:p>
          <text:p text:style-name="P6">Editing feedback<text:tab/>14</text:p>
          <text:p text:style-name="P6">Show notification to the user that an auction has closed since their last visit they they participated in<text:tab/>14</text:p>
          <text:p text:style-name="P6">Show all notifications to the user where they were outbid in an auction that is still going on that they haven't chosen to cancel<text:tab/>15</text:p>
          <text:p text:style-name="P6">Hide a notification to the user where they were outbid in an auction that is still going on<text:tab/>15</text:p>
          <text:p text:style-name="P11"><text:soft-page-break/>Miscellaneous<text:tab/>16</text:p>
          <text:p text:style-name="P6">Home Page Notifications – idea of how we will display all varieties together sorted by time<text:tab/>16</text:p>
        </text:index-body>
      </text:table-of-content>
      <text:h text:style-name="Heading_20_1" text:outline-level="1"/>
      <text:h text:style-name="P9" text:outline-level="1">Activities</text:h>
      <text:h text:style-name="Heading_20_3" text:outline-level="3">Add new activity</text:h>
      <text:p text:style-name="P3">// Use dbinfo function to add new activity</text:p>
      <text:p text:style-name="P3">$dbinfo-&gt;save_activity(“Activity Description”);</text:p>
      <text:p text:style-name="P3"/>
      <text:p text:style-name="P3">// The above function should do something like the following, which will be defined in dbinfo:</text:p>
      <text:p text:style-name="P3">$user = $this-&gt;username();</text:p>
      <text:p text:style-name="P3">$day = $this-&gt;day();</text:p>
      <text:p text:style-name="P3">$hour = $this-&gt;hour();</text:p>
      <text:p text:style-name="P3">$minute = $this-&gt;minute() + 1;</text:p>
      <text:p text:style-name="P3">If $minute &gt; 59</text:p>
      <text:p text:style-name="P3"><text:tab/>$minute -= 60;</text:p>
      <text:p text:style-name="P3"><text:tab/>$hour++;</text:p>
      <text:p text:style-name="P3">If $hour &gt; 23</text:p>
      <text:p text:style-name="P3"><text:tab/>$hour -= 24;</text:p>
      <text:p text:style-name="P3"><text:tab/>$day++;</text:p>
      <text:p text:style-name="P3">insert into user_activity set username = '$user', day = $day, hour = $hour, minute = $minute, activity = '$activity'</text:p>
      <text:p text:style-name="P3">$dbinfo-&gt;update_all();</text:p>
      <text:p text:style-name="P3"/>
      <text:h text:style-name="Heading_20_3" text:outline-level="3">View activity for a specific user</text:h>
      <text:p text:style-name="P3">select day, hour, minute, activity from user_activity where username = '$username' AND activity != 'current_time' order by day desc, hour desc, minute desc</text:p>
      <text:p text:style-name="P3"/>
      <text:h text:style-name="Heading_20_3" text:outline-level="3">Edit activity</text:h>
      <text:p text:style-name="P3">//1. If changing the user</text:p>
      <text:p text:style-name="P3">// Determine if update will be unique</text:p>
      <text:p text:style-name="P3">select count(*) as count from user_activity where username = '$newusername' AND day = '$day' AND hour = '$hour AND minute = '$minute'</text:p>
      <text:p text:style-name="P3"/>
      <text:p text:style-name="P3">// If count is 0, then update</text:p>
      <text:p text:style-name="P3">update user_activity set username = '$newusername' where username = '$oldusername', day = '$day', hour = '$hour', minute = '$minute'</text:p>
      <text:p text:style-name="P3"/>
      <text:p text:style-name="P3">//2. If changing day (or hour or minute or a combination thereof)</text:p>
      <text:p text:style-name="P3">// Determine if update will be unique</text:p>
      <text:p text:style-name="P3">select count(*) as count from user_activity where username = '$username' AND day = '$newday' AND hour = '$newhour AND minute = '$newminute'</text:p>
      <text:p text:style-name="P3"/>
      <text:p text:style-name="P3">// If count is 0, then update</text:p>
      <text:p text:style-name="P3">update user_activity set day = '$newday', hour = '$newhour', minute = '$newminute' where username = <text:soft-page-break/>'$username', day = '$oldday', hour = '$oldhour', minute = '$oldminute'</text:p>
      <text:p text:style-name="P3"/>
      <text:h text:style-name="Heading_20_3" text:outline-level="3">Delete activity</text:h>
      <text:p text:style-name="P3">// Determine if the activity we want to delete is the most recent</text:p>
      <text:p text:style-name="P3">select username, day, hour, minute from user_activity order by day desc, hour desc, minute desc limit 1</text:p>
      <text:p text:style-name="P3"/>
      <text:p text:style-name="P3">// If ($username = $row['username'] &amp;&amp; day hour minute...)</text:p>
      <text:p text:style-name="P3">// must handle special</text:p>
      <text:p text:style-name="P3"/>
      <text:p text:style-name="P3">// Get a “random” user</text:p>
      <text:p text:style-name="P3">select username from user limit 1</text:p>
      <text:p text:style-name="P3">$randuser = $row['username']</text:p>
      <text:p text:style-name="P3"/>
      <text:p text:style-name="P3">// insert bogus activity because we need to not have the time “go backward”</text:p>
      <text:p text:style-name="P3">insert into user_activity values ('$randuser', '$day', '$hour', '$minute', 'current_time')</text:p>
      <text:p text:style-name="P3"/>
      <text:p text:style-name="P3">// remove the activity we are interested in</text:p>
      <text:p text:style-name="P3">delete from user_activity where username = '$username', day ..... hour ....minute...</text:p>
      <text:p text:style-name="P3"/>
      <text:p text:style-name="P3">// else <text:s text:c="18"/>from this: If ($username = $row['username'] &amp;&amp; day hour minute...)</text:p>
      <text:p text:style-name="P3">delete from user_activity where username = '$username', day ..... hour ....minute...</text:p>
      <text:p text:style-name="P3"/>
      <text:h text:style-name="Heading_20_1" text:outline-level="1"/>
      <text:h text:style-name="P9" text:outline-level="1">Registration</text:h>
      <text:h text:style-name="Heading_20_3" text:outline-level="3">Add Registration (normal)</text:h>
      <text:p text:style-name="P3">//1. See if username already exists. Count will = 1 or 0</text:p>
      <text:p text:style-name="P3">select count(*) as count from user where username = '$username'</text:p>
      <text:p text:style-name="P3"/>
      <text:p text:style-name="P3">// 2. Insert user information into the db</text:p>
      <text:p text:style-name="P3">insert into user values ('$username', '$password', false, '$realname', '$birthdate', '$street', '$city', '$state', '$zip', '$phone', '$email', '$card_type', '$card_number', '$card_expire', 'default.jpg', 'N/A');</text:p>
      <text:p text:style-name="P3"/>
      <text:p text:style-name="P3">// 3. Save user activity</text:p>
      <text:p text:style-name="P3">$dbinfo-&gt;save_activity(“Registered”);</text:p>
      <text:p text:style-name="P3"/>
      <text:h text:style-name="Heading_20_3" text:outline-level="3">Add Registration (using admin priv)</text:h>
      <text:p text:style-name="P3">// 1 &amp; 3 are the same, 2 is different:</text:p>
      <text:p text:style-name="P3">insert into user values ('$username', '$password', $is_admin, '$realname', '$birthdate', '$street', '$city', '$state', '$zip', '$phone', '$email', '$card_type', '$card_number', '$card_expire', 'default.jpg', 'N/A');</text:p>
      <text:p text:style-name="P3"/>
      <text:h text:style-name="Heading_20_3" text:outline-level="3">View Registration Info</text:h>
      <text:p text:style-name="P3">select is_admin, realname, birth_date, shipping........., phone, email, card_type, card_number, card_expire from user where username = '$username'</text:p>
      <text:p text:style-name="P3"/>
      <text:h text:style-name="Heading_20_3" text:outline-level="3">Edit Registration</text:h>
      <text:p text:style-name="P3">// Cannot change username, all other fields are ok</text:p>
      <text:p text:style-name="P3">update user set password = '$newpassword', ...etc</text:p>
      <text:p text:style-name="P3"/>
      <text:h text:style-name="Heading_20_3" text:outline-level="3">Delete Registration</text:h>
      <text:p text:style-name="P3">// gotta wipe out all dependent information first and also warn user that all information will be lost:</text:p>
      <text:p text:style-name="P3">// any bids, any items bid on, item listings, activities, notifications, feedback, profile will be lost</text:p>
      <text:p text:style-name="P3">// this is gonna screw up a lot of things like feedback and winners of auctions, etc...</text:p>
      <text:p text:style-name="P3">delete from bids_on where username = '$username'</text:p>
      <text:p text:style-name="P3">delete from item_listing where seller = '$username' or buyer = '$username'</text:p>
      <text:p text:style-name="P3">// follow process of deleting a user activity above</text:p>
      <text:p text:style-name="P3">delete from user where username = '$username'</text:p>
      <text:h text:style-name="P7" text:outline-level="1"/>
      <text:h text:style-name="P9" text:outline-level="1">Profiles</text:h>
      <text:h text:style-name="Heading_20_3" text:outline-level="3">Add Profile</text:h>
      <text:p text:style-name="P3">// this is done at registration automatically and filled in with dummy values</text:p>
      <text:p text:style-name="P3"/>
      <text:h text:style-name="Heading_20_3" text:outline-level="3">Edit Profile</text:h>
      <text:p text:style-name="P3">update user set profile_picture = '$pic', profile_description = '$desc' where username = '$username'</text:p>
      <text:p text:style-name="P3">$dbinfo-&gt;save_activity(“Updated Profile”);</text:p>
      <text:p text:style-name="P3"/>
      <text:h text:style-name="Heading_20_3" text:outline-level="3">View a list of usernames for viewing a profile</text:h>
      <text:p text:style-name="P3">select user.username as username, day, hour, minute from user, user_activity where user.username = user_activity.username AND activity = 'Registered' order by user.username;</text:p>
      <text:p text:style-name="P3"/>
      <text:p text:style-name="P3">// Iterate through results displaying a table that looks like:</text:p>
      <text:p text:style-name="P3"><text:tab/><text:tab/>Username<text:tab/><text:tab/><text:tab/><text:tab/><text:tab/>Registered</text:p>
      <text:p text:style-name="P3"><text:tab/><text:tab/>jimbob<text:tab/><text:tab/><text:tab/><text:tab/><text:tab/><text:tab/>0<text:tab/>0:00</text:p>
      <text:p text:style-name="P3"><text:tab/><text:tab/>billbob<text:tab/><text:tab/><text:tab/><text:tab/><text:tab/><text:tab/>2<text:tab/>2:12</text:p>
      <text:p text:style-name="P3"><text:tab/><text:tab/>abob<text:tab/><text:tab/><text:tab/><text:tab/><text:tab/><text:tab/>1<text:tab/>13:54<text:tab/><text:tab/></text:p>
      <text:p text:style-name="P3"/>
      <text:h text:style-name="Heading_20_3" text:outline-level="3">View Profile</text:h>
      <text:p text:style-name="P3">// First perform the following operation: Update all ItemListing buyer information for closed auctions</text:p>
      <text:p text:style-name="P3">select profile_picture, profile_description from user where username = '$username'</text:p>
      <text:p text:style-name="P3"/>
      <text:p text:style-name="P3">select * from item_listing where (seller = '$username' AND buyerfeedbackforseller_rating != -1) OR (buyer = '$username' AND <text:s/>sellerfeedbackforbuyer_description != '') order by end_day desc, end_hour desc, end_minute desc;</text:p>
      <text:p text:style-name="P3"/>
      <text:p text:style-name="P3">//Show on profile page first the username, the picture, the description, then an area that has feedback and ratings from items sold, then an area that has feedback from sellers of items purchased.</text:p>
      <text:p text:style-name="P3"/>
      <text:p text:style-name="P3">// The feedback will be an iteration through the previous query where you check that $row['seller'] == $username and display appropriate type of output or if $row['buyer'] == $username and then display appropriate output.</text:p>
      <text:p text:style-name="P3"/>
      <text:h text:style-name="Heading_20_1" text:outline-level="1"/>
      <text:h text:style-name="P9" text:outline-level="1">Item Listings</text:h>
      <text:h text:style-name="Heading_20_3" text:outline-level="3">Add ItemListing</text:h>
      <text:p text:style-name="P3">// check if unique</text:p>
      <text:p text:style-name="P3">select count(*) as count from item_listing where title = '$title' AND category = '$category' AND end_day = '$end_day' AND end_hour = '$end_hour' AND end_minute = '$end_minute' <text:s/>AND seller = '$username'</text:p>
      <text:p text:style-name="P3"/>
      <text:p text:style-name="P3">// if count = 0</text:p>
      <text:p text:style-name="P3">// make sure we aren't entering older than current time.</text:p>
      <text:p text:style-name="P3">$dbinfo-&gt;update_time();</text:p>
      <text:p text:style-name="P3">if ($day &gt;= $dbinfo-&gt;day() &amp;&amp;</text:p>
      <text:p text:style-name="P3"><text:tab/>$hour &gt;= $dbinfo-&gt;hour() &amp;&amp;</text:p>
      <text:p text:style-name="P3"><text:tab/>$minute &gt; $dbinfo-&gt;minute())</text:p>
      <text:p text:style-name="P3"/>
      <text:p text:style-name="P3">// put into db and save activity</text:p>
      <text:p text:style-name="P3">// make certain that starting_price and current_price are currently the same value</text:p>
      <text:p text:style-name="P3">// also make certain buyerfeedbackforseller_rating is set to</text:p>
      <text:p text:style-name="P3"/>
      <text:p text:style-name="P3">insert into item_listing set title = '$title', seller = '$username', category = '$category', end_day = '$end_day', end_hour = '$end_hour', end_minute = '$end_minute', description = '$description', shipping_cost = '$shipcost', shipping_method = '$shipmethod', starting_price = '$price', current_price = '$price', picture = '$picture', buyer = '', buyerfeedbackforseller_description = '', buyerfeedbackforseller_rating = -1, sellerfeedbackforbuyer_description = '';</text:p>
      <text:p text:style-name="P3"/>
      <text:p text:style-name="P3">$dbinfo-&gt;save_activity(“Listed '$title' for auction.”);</text:p>
      <text:p text:style-name="P3"/>
      <text:h text:style-name="Heading_20_3" text:outline-level="3">Edit ItemListing</text:h>
      <text:p text:style-name="P3">// If editing description, shipping_cost, shipping_method, or picture, perform normal </text:p>
      <text:p text:style-name="P3">// update query</text:p>
      <text:p text:style-name="P3">update item_listing set &lt;fields&gt; where &lt;pk criteria&gt;</text:p>
      <text:p text:style-name="P3"/>
      <text:p text:style-name="P3">// Can't edit “seller”</text:p>
      <text:p text:style-name="P3">// Can't edit “current_price”</text:p>
      <text:p text:style-name="P3"/>
      <text:p text:style-name="P3">// If editing starting_price, there must not be any bids on the item: you can do a query to get the starting_price and current_price and see if they are equal, if they are you can edit starting price, if not then you cannot – this is because whenever a bid is made the current_price is updated as well</text:p>
      <text:p text:style-name="P3"/>
      <text:p text:style-name="P3">// If editing a primary key (other than seller) follow the rules for adding a new item listing by seeing if new entry is unique and then perform update query</text:p>
      <text:p text:style-name="P3"/>
      <text:p text:style-name="P3">// Depending on if an admin or not, we will save activity:</text:p>
      <text:p text:style-name="P3"><text:soft-page-break/></text:p>
      <text:p text:style-name="P3">// not admin</text:p>
      <text:p text:style-name="P3">$dbinfo-&gt;save_activity(“Item '$item_title' edited.”); </text:p>
      <text:p text:style-name="P3"/>
      <text:p text:style-name="P3">// admin</text:p>
      <text:p text:style-name="P3">$dbinfo-&gt;save_activity_for($username, “Item '$item_title' edited.”); </text:p>
      <text:p text:style-name="P3"/>
      <text:p text:style-name="P3">Note to self: the save_activity_for function should check the following:</text:p>
      <text:list xml:id="list422407483" text:style-name="L1">
        <text:list-item>
          <text:p text:style-name="P13">current user is an admin</text:p>
        </text:list-item>
        <text:list-item>
          <text:p text:style-name="P13">$username is a valid user</text:p>
        </text:list-item>
        <text:list-item>
          <text:p text:style-name="P13">do similar things that save_activity does</text:p>
        </text:list-item>
        <text:list-item>
          <text:p text:style-name="P13">return success or failure</text:p>
        </text:list-item>
      </text:list>
      <text:p text:style-name="P3"/>
      <text:h text:style-name="Heading_20_3" text:outline-level="3">Update all ItemListing buyer information for closed auctions</text:h>
      <text:p text:style-name="P3">// For example: This query will be run when the time is advanced</text:p>
      <text:p text:style-name="P3">// Get all item listings that are closed and haven't been updated</text:p>
      <text:p text:style-name="P3">select title, category, end_day, end_hour, end_minute, seller from item_listing where end_day &lt;= $day AND hour &lt;= $hour and minute &lt;= $minute and buyer = ''</text:p>
      <text:p text:style-name="P3"/>
      <text:p text:style-name="P3">while ($row = mysql_fetch_assoc($result)){</text:p>
      <text:p text:style-name="P3"><text:tab/>select username, bid_amount from bids_on where item_title = $row['title'] AND &lt;all other <text:tab/>ItemListing Pks&gt; order by bid_amount desc</text:p>
      <text:p text:style-name="P3"><text:tab/>// get the row</text:p>
      <text:p text:style-name="P3"><text:tab/>if !isset($row['username']) // then no winner</text:p>
      <text:p text:style-name="P3"><text:tab/><text:tab/>update item_listing set buyer = 'None', set current_price = starting_price where <text:tab/><text:tab/><text:tab/><text:tab/>&lt;ItemListing Pks&gt;</text:p>
      <text:p text:style-name="P3"><text:tab/>else</text:p>
      <text:p text:style-name="P3"><text:tab/><text:tab/>$buyer = $row['username']</text:p>
      <text:p text:style-name="P3"><text:tab/><text:tab/>$price = $row['bid_amount']</text:p>
      <text:p text:style-name="P3"><text:tab/><text:tab/>update item_listing set buyer = '$buyer', set current_price = '$price' where &lt;ItemListing <text:tab/><text:tab/><text:tab/>Pks&gt;</text:p>
      <text:p text:style-name="P3">}</text:p>
      <text:p text:style-name="P3"/>
      <text:p text:style-name="P4">Note: the updating of current_price will most likely already be done, since it is done at bid time – but I guess this way is not hurting things.</text:p>
      <text:p text:style-name="P3"/>
      <text:h text:style-name="Heading_20_3" text:outline-level="3">Delete ItemListing</text:h>
      <text:p text:style-name="P2">// <text:span text:style-name="T1">Assumption is that only an admin will do this and that $username refers to the seller of the item, but not necessarily the person/admin doing the deleting (though it is possible)</text:span></text:p>
      <text:p text:style-name="P3">// Warn that all feedback, ratings, bidding information, and (of course) this item listing will be lost</text:p>
      <text:p text:style-name="P3">delete from bids_on where item_title = '$delete_item_title' AND &lt;rest of ItemListing Pks&gt;</text:p>
      <text:p text:style-name="P3">delete from item_listing where item_title = '$delete_item_title' AND &lt;rest of ItemListing Pks&gt;</text:p>
      <text:p text:style-name="P3">$dbinfo-&gt;save_activity_for($username, “Item '$item_title' delisted.”); // admin only function</text:p>
      <text:p text:style-name="P3"><text:soft-page-break/></text:p>
      <text:h text:style-name="Heading_20_3" text:outline-level="3">View a specific item listing</text:h>
      <text:p text:style-name="P3">// First perform the following operation: Update all ItemListing buyer information for closed auctions</text:p>
      <text:p text:style-name="P3">select title, seller, category, end_day, end_hour, end_minute, description, shipping_cost, shipping_method, starting_price, current_price, picture, buyer, buyerfeedbackforseller_description, buyerfeedbackforseller_rating from item_listing where title = '$title' AND seller = '$username' AND category = '....' <text:s/>AND end_day = '....' AND end_hour .... <text:s/>AND end_minute</text:p>
      <text:p text:style-name="P3"/>
      <text:p text:style-name="P3">if (buyer != '') // auction open</text:p>
      <text:p text:style-name="P3"><text:tab/>select bid_amount, username, <text:s/>bid_day, bid_hour, bid_minute, from bids_on where item_title = <text:tab/>'$title' AND &lt;all other ItemListing Pks&gt; order by bid_amount desc</text:p>
      <text:p text:style-name="P3"/>
      <text:p text:style-name="P5"><text:tab/>// fetch first row and save bid_amount in variable for current price</text:p>
      <text:p text:style-name="P17"><text:tab/>// This current_price value is now directly stored in the ItemListing</text:p>
      <text:p text:style-name="P3"/>
      <text:p text:style-name="P3"><text:tab/>// display title, seller, category, end_day, end_hour, end_minute, description, shipping_cost, <text:tab/>shipping_method, starting_price, current_price, picture</text:p>
      <text:p text:style-name="P3"/>
      <text:p text:style-name="P3"><text:tab/>// iterate through query results and display username, bid amount, day, hour, minute</text:p>
      <text:p text:style-name="P3"/>
      <text:p text:style-name="P3">else if (buyer == 'None')</text:p>
      <text:p text:style-name="P3"><text:tab/>// display title, seller, category, end_day, end_hour, end_minute, description, shipping_cost, <text:tab/>shipping_method, starting_price, “Auction closed without a buyer”, picture</text:p>
      <text:p text:style-name="P3">else // buyer is set to a username</text:p>
      <text:p text:style-name="P3"><text:tab/>q1 = select bid_amount, username, <text:s/>bid_day, bid_hour, bid_minute, from bids_on where <text:tab/>item_title = '$title' AND &lt;all other ItemListing Pks&gt; order by bid_amount desc</text:p>
      <text:p text:style-name="P3"/>
      <text:p text:style-name="P5"><text:tab/>// fetch first row and save bid_amount in variable for current price</text:p>
      <text:p text:style-name="P17"><text:tab/>// This current_price value is now directly stored in the ItemListing</text:p>
      <text:p text:style-name="P3"/>
      <text:p text:style-name="P3"><text:tab/>// display title, seller, category, end_day, end_hour, end_minute, description, shipping_cost, <text:tab/>shipping_method, starting_price, sell price (current_price), “This auction listing is closed”, <text:tab/>picture</text:p>
      <text:p text:style-name="P3"/>
      <text:p text:style-name="P3"><text:tab/>// display (and link) to winning username </text:p>
      <text:p text:style-name="P3"/>
      <text:p text:style-name="P3"><text:tab/>if ( buyerfeedbackforseller_rating != -1)</text:p>
      <text:p text:style-name="P3"><text:tab/><text:tab/>// display feedback rating</text:p>
      <text:p text:style-name="P3"><text:tab/>if ( buyerfeedbackforseller_description != '')</text:p>
      <text:p text:style-name="P3"><text:tab/><text:tab/>// display feedback desc</text:p>
      <text:p text:style-name="P3"/>
      <text:p text:style-name="P3"><text:tab/>// iterate through q1 results and display username, bid amount, day, hour, minute</text:p>
      <text:p text:style-name="P3"/>
      <text:h text:style-name="Heading_20_3" text:outline-level="3"><text:soft-page-break/>View item listings in a category (by time remaining)</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end_day desc, end_hour desc, end_minute desc</text:p>
      <text:p text:style-name="P3"><text:s/></text:p>
      <text:p text:style-name="P3">for each entry in q1</text:p>
      <text:p text:style-name="P3"><text:tab/>// display all info from q1</text:p>
      <text:p text:style-name="P3"/>
      <text:h text:style-name="Heading_20_3" text:outline-level="3">View item listings in a category (by title)</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title</text:p>
      <text:p text:style-name="P3"><text:s/></text:p>
      <text:p text:style-name="P3">for each entry in q1</text:p>
      <text:p text:style-name="P3"><text:tab/>// display all info from q1</text:p>
      <text:p text:style-name="P3"/>
      <text:p text:style-name="P4">OR REVERSE LISTING</text:p>
      <text:p text:style-name="P3">// First perform the following operation: Update all ItemListing buyer information for closed auctions</text:p>
      <text:p text:style-name="P18">q1 = select title, seller, end_day, end_hour, end_minute, current_price from item_listing where category = '$category' AND end_day &gt;= '$day' AND end_hour &gt;= '$hour' AND end_minute &gt; '$minute' order by title desc</text:p>
      <text:p text:style-name="P3"/>
      <text:h text:style-name="Heading_20_3" text:outline-level="3">View item listings in a category (by seller)</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seller </text:p>
      <text:p text:style-name="P3"/>
      <text:h text:style-name="Heading_20_3" text:outline-level="3">View item listings in a category (by current bid, lowest bid at the top)</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current_price </text:p>
      <text:p text:style-name="P3"/>
      <text:h text:style-name="Heading_20_1" text:outline-level="1"/>
      <text:h text:style-name="P9" text:outline-level="1">Bidding</text:h>
      <text:h text:style-name="Heading_20_3" text:outline-level="3">Making a bid on an item</text:h>
      <text:p text:style-name="P3">// check that current user isn't seller of the auction – ideally we won't show a bid on button if the user is </text:p>
      <text:p text:style-name="P3">// viewing an item they are selling, but...</text:p>
      <text:p text:style-name="P3">select count(*) as count from item_listing where username = '$curruser' AND &lt;rest of Pks&gt;</text:p>
      <text:p text:style-name="P3">// if count = 0, then ok to bid</text:p>
      <text:p text:style-name="P3"/>
      <text:p text:style-name="P3">// check that user isn't already the highest bidder</text:p>
      <text:p text:style-name="P3">select username, bid_amount from bids_on where item_title = '$title' AND &lt;rest of ItemListing Pks in BidsOn&gt; order by bid_day desc, bid_hour desc, bid_minute desc limit 1</text:p>
      <text:p text:style-name="P3"/>
      <text:p text:style-name="P3">// fetch the row and compare against the current user. If there is a match then don't allow!</text:p>
      <text:p text:style-name="P3"/>
      <text:p text:style-name="P3">// check that the current bid is the highest</text:p>
      <text:p text:style-name="P3">Use PHP to compare bid_amount from previous query to $bid_amount coming from the bidder. If $bid_amount is &gt; $row['bid_amount'], then it is OK</text:p>
      <text:p text:style-name="P3"/>
      <text:p text:style-name="P3">update bids_on set display_notification = 'y' where display_notification = 'n' AND &lt;item_title, item_seller, item_category, item end “time” all match – this doesn't include “bid day”, “bid hour”, “bid minute”&gt;</text:p>
      <text:p text:style-name="P3"/>
      <text:p text:style-name="P3">insert into item_listing values ('$username', '$item_title', '$item_seller', '$item_category', '$item_end_day', '$item_end_hour', '$item_end_minute', '$curr_day', '$curr_hour', '$curr_minute', '$bid_amount', 'n');</text:p>
      <text:p text:style-name="P3"/>
      <text:p text:style-name="P3">update item_listing set current_price = '$bid_amount' where &lt;match Pks of the ItemListing with current saved values&gt;</text:p>
      <text:p text:style-name="P3"/>
      <text:p text:style-name="P3">$dbinfo-&gt;save_activity(“Bid on item '$item_title'”); // which will also advance the time!</text:p>
      <text:p text:style-name="P2"/>
      <text:h text:style-name="Heading_20_3" text:outline-level="3">Editing a bid</text:h>
      <text:p text:style-name="P3">// The only editing of a bid we should allow is whether the notification is displayed or not, otherwise any other values might violate the rules of the system</text:p>
      <text:p text:style-name="P3"/>
      <text:p text:style-name="P3">// Note: $notification_choice' is either 'y', 'n', or 'c'</text:p>
      <text:p text:style-name="P3">// 'y' – display the notification, 'n' don't display the notification, 'c' – user canceled display of notification</text:p>
      <text:p text:style-name="P3"/>
      <text:p text:style-name="P3">update bids_on set display_notification = '$notification_choice' where &lt;match PKs – username, title, seller, category, end day – hour -minute, bid day- hour- minute&gt;</text:p>
      <text:p text:style-name="P2"/>
      <text:h text:style-name="Heading_20_3" text:outline-level="3"><text:soft-page-break/>Deleting a bid</text:h>
      <text:p text:style-name="P3">// A bid may only be deleted if it is not the highest bid</text:p>
      <text:p text:style-name="P3">select username from bids_on where &lt;match current values of the Pks of bids_on except username&gt; order by bid_day desc, bid_hour desc, bid_minute desc limit 1</text:p>
      <text:p text:style-name="P3"/>
      <text:p text:style-name="P3">// If fetched username is the same as the username of the entry we want to delete (which may not be current user), disallow – otherwise wipe it out:</text:p>
      <text:p text:style-name="P3">delete from bids_on where &lt;match current values of the Pks&gt;</text:p>
      <text:p text:style-name="P2"/>
      <text:h text:style-name="Heading_20_3" text:outline-level="3">Viewing all bids on an item listing</text:h>
      <text:p text:style-name="P3">See: View a specific item listing</text:p>
      <text:p text:style-name="P3"/>
      <text:h text:style-name="Heading_20_3" text:outline-level="3">Viewing all bids made by a specific user</text:h>
      <text:p text:style-name="P3">select item_title, item_seller, item_category, item_end_day, item_end_hour, item_end_minute, bid_day, bid_hour, bid_minute, bid_amount from bids_on where username = '$desired_user' order by bid_day desc, bid_hour desc, bid_minute desc </text:p>
      <text:p text:style-name="P3">// display info fields from query</text:p>
      <text:p text:style-name="P3"/>
      <text:h text:style-name="P8" text:outline-level="1"/>
      <text:h text:style-name="P10" text:outline-level="1">Notifications &amp; Feedback</text:h>
      <text:h text:style-name="Heading_20_3" text:outline-level="3">Show notification to winning buyer of an auction to leave feedback</text:h>
      <text:p text:style-name="P3">// Assume $username is the current user and the one we are interested.</text:p>
      <text:p text:style-name="P3">// First perform the following operation: Update all ItemListing buyer information for closed auctions</text:p>
      <text:p text:style-name="P3">select * from item_listing where buyer = '$username' AND buyerfeedbackforseller_rating = -1 order by end_day desc, end_hour desc, end_minute desc </text:p>
      <text:p text:style-name="P3"/>
      <text:p text:style-name="P3">// It is assumed that rating and description will be updated simultaneously and that the rating is initially -1</text:p>
      <text:p text:style-name="P3"/>
      <text:p text:style-name="P3">// iterate through results which are sorted by time and display boxes to leave feedback (which will show relevant item information so the user knows what they are leaving feedback for, also let the user know they were the winner)</text:p>
      <text:p text:style-name="P2"/>
      <text:p text:style-name="P3">// If they fill out the box:</text:p>
      <text:p text:style-name="P3">update item_listing set buyerfeedbackforseller_rating = $rating, buyerfeedbackforseller_description = '$desc' where buyer = '$username' AND &lt;rest of Pks needed to uniquely identify&gt; </text:p>
      <text:p text:style-name="P3"/>
      <text:h text:style-name="Heading_20_3" text:outline-level="3">Show all notifications to seller of all their closed auctions that have no bids</text:h>
      <text:p text:style-name="P3">// First perform the following operation: Update all ItemListing buyer information for closed auctions</text:p>
      <text:p text:style-name="P3">select * from item_listing where seller = '$username' AND buyer = 'None' order by end_day desc, end_hour desc, end_minute desc</text:p>
      <text:p text:style-name="P2"/>
      <text:h text:style-name="Heading_20_3" text:outline-level="3">Show all notifications to seller of all their closed auctions that there was a buyer</text:h>
      <text:p text:style-name="P3">// First perform the following operation: Update all ItemListing buyer information for closed auctions</text:p>
      <text:p text:style-name="P3">select * from item_listing where seller = '$username' AND (buyer != 'None' OR buyer != '') order by end_day desc, end_hour desc, end_minute desc</text:p>
      <text:p text:style-name="P2"/>
      <text:h text:style-name="Heading_20_3" text:outline-level="3">Leaving feedback to the buyer if you are the seller of a closed auction</text:h>
      <text:p text:style-name="P3">// This will be on the home page and will show something to the effect of “Item &lt;item title&gt; sold to &lt;username&gt;” with a small box below to optionally leave feedback. To get this list:</text:p>
      <text:p text:style-name="P3"/>
      <text:p text:style-name="P3">// First perform the following operation: Update all ItemListing buyer information for closed auctions</text:p>
      <text:p text:style-name="P3">select * from item_listing where seller = '$username' AND (buyer != '' OR buyer != 'None') AND sellerfeedbackforbuyer_description != '' order by end_day desc, end_hour desc, end_minute desc </text:p>
      <text:p text:style-name="P2"/>
      <text:p text:style-name="P3">// iterate through results which are sorted by time and display information described above</text:p>
      <text:p text:style-name="P2"><text:soft-page-break/></text:p>
      <text:h text:style-name="Heading_20_3" text:outline-level="3">Deleting feedback</text:h>
      <text:p text:style-name="P3">Only admin should be able to delete feedback.</text:p>
      <text:p text:style-name="P3"/>
      <text:p text:style-name="P3">If deleting feedback from buyer for seller make sure to set buyerfeedbackforseller_rating = -1, buyerfeedbackforseller_description = ''</text:p>
      <text:p text:style-name="P3"/>
      <text:p text:style-name="P3">If deleting feedback from seller for buyer make sure to set sellerfeedbackforbuyer_description = ''</text:p>
      <text:p text:style-name="P2"/>
      <text:p text:style-name="P3">In both cases, update activity:</text:p>
      <text:p text:style-name="P3"><text:line-break/>$dbinfo-&gt;save_activity_for($username, “Feedback removed for seller $seller for the item $title”);</text:p>
      <text:p text:style-name="P3">$dbinfo-&gt;save_activity(“Admin of $buyer: Feedback removed for seller $seller for the item $title”);</text:p>
      <text:p text:style-name="P3"/>
      <text:p text:style-name="P3">OR</text:p>
      <text:p text:style-name="P3"/>
      <text:p text:style-name="P3">$dbinfo-&gt;save_activity_for($username, “Feedback removed for buyer $buyer for the item $title”);</text:p>
      <text:p text:style-name="P3">$dbinfo-&gt;save_activity(“Admin of $seller: Feedback removed for buyer $buyer for the item $title”);</text:p>
      <text:p text:style-name="P3"/>
      <text:h text:style-name="Heading_20_3" text:outline-level="3">Editing feedback</text:h>
      <text:p text:style-name="P3">Only admin should be able to edit feedback.</text:p>
      <text:p text:style-name="P3"/>
      <text:p text:style-name="P3">If editing feedback from buyer for seller make sure to update buyerfeedbackforseller_rating, and buyerfeedbackforseller_description</text:p>
      <text:p text:style-name="P3"/>
      <text:p text:style-name="P3">If editing feedback from seller for buyer make sure to update sellerfeedbackforbuyer_description</text:p>
      <text:p text:style-name="P2"/>
      <text:p text:style-name="P3">In both cases, update activity:</text:p>
      <text:p text:style-name="P3"><text:line-break/>$dbinfo-&gt;save_activity_for($username, “Feedback edited for seller $seller for the item $title”);</text:p>
      <text:p text:style-name="P3">$dbinfo-&gt;save_activity(“Admin of $buyer: Feedback edited for seller $seller for the item $title”);</text:p>
      <text:p text:style-name="P3"/>
      <text:p text:style-name="P3">OR</text:p>
      <text:p text:style-name="P3"/>
      <text:p text:style-name="P3">$dbinfo-&gt;save_activity_for($username, “Feedback edited for buyer $buyer for the item $title”);</text:p>
      <text:p text:style-name="P3">$dbinfo-&gt;save_activity(“Admin of $seller: Feedback edited for buyer $buyer for the item $title”);</text:p>
      <text:p text:style-name="P3"/>
      <text:h text:style-name="Heading_20_3" text:outline-level="3">Show notification to the user that an auction has closed since their last visit they they participated in</text:h>
      <text:p text:style-name="P3">// This should only be displayed ONCE</text:p>
      <text:p text:style-name="P3">// First perform the following operation: Update all ItemListing buyer information for closed auctions</text:p>
      <text:p text:style-name="P3"/>
      <text:p text:style-name="P3"><text:soft-page-break/>// Get the last time the user was logged in</text:p>
      <text:p text:style-name="P3">select day, hour, minute from user_activity where username = '$username' AND activity = 'Logout' order by day desc, hour desc, minute desc limit 1</text:p>
      <text:p text:style-name="P3"/>
      <text:p text:style-name="P3">// If the num rows returned is 0, then set vars for day hour minute to be 0 0 0, else..</text:p>
      <text:p text:style-name="P3"/>
      <text:p text:style-name="P3">// getting closed auctions they bid on</text:p>
      <text:p text:style-name="P3">select * from bids_on where username = '$username' AND item_end_day &lt;= '$curr_day' AND item_end_hour &lt;= '$curr_hour' AND item_end_minute &lt;= '$curr_minute' AND item_end_day &gt;= '$lastvisit_day' AND item_end_hour &gt;= '$lastvisit_hour' AND item_end_minute &gt; '$lastvisit_minute' order by item_end_day desc, item_end_hour desc, item_end_minute desc</text:p>
      <text:p text:style-name="P3">// iterate through them</text:p>
      <text:p text:style-name="P3"/>
      <text:p text:style-name="P3">// getting closed auctions they are the seller for</text:p>
      <text:p text:style-name="P3">select * from item_listing where seller = '$username' AND end_day &lt;= '$curr_day' AND end_hour &lt;= '$curr_hour' AND end_minute &lt;= '$curr_minute' AND end_day &gt;= '$lastvisit_day' AND end_hour &gt;= '$lastvisit_hour' AND end_minute &gt; '$lastvisit_minute' order by end_day desc, end_hour desc, end_minute desc</text:p>
      <text:p text:style-name="P3"/>
      <text:h text:style-name="Heading_20_3" text:outline-level="3">Show all notifications to the user where they were outbid in an auction that is still going on that they haven't chosen to cancel</text:h>
      <text:p text:style-name="P3">// First perform the following operation: Update all ItemListing buyer information for closed auctions</text:p>
      <text:p text:style-name="P3">select * from bids_on where username = '$username' AND item_end_day &gt;= '$curr_day' AND item_end_hour &gt;= '$curr_hour' AND item_end_minute &gt; '$curr_minute' <text:s/>AND display_notification = 'y' order by item_end_day desc, item_end_hour desc, item_end_minute desc</text:p>
      <text:p text:style-name="P3"/>
      <text:h text:style-name="Heading_20_3" text:outline-level="3">Hide a notification to the user where they were outbid in an auction that is still going on</text:h>
      <text:p text:style-name="P3">// First perform the following operation: Update all ItemListing buyer information for closed auctions</text:p>
      <text:p text:style-name="P3">update bids_on set display_notification = 'c' where username = '$username' AND item_title = '&lt;passed in var&gt;' AND item_seller = '&lt;passed in var&gt;' AND item_category = '&lt;passed in var&gt;' AND item_end_day = '$&lt;passed in var&gt;' AND item_end_hour = '$&lt;passed in var&gt;' AND item_end_minute = '$&lt;passed in var&gt;' <text:s/>AND bid_day = '&lt;passed in var&gt;' AND bid_hour = '&lt;passed in var&gt;' AND bid_minute = '&lt;passed in var&gt;'</text:p>
      <text:p text:style-name="P3"/>
      <text:h text:style-name="Heading_20_1" text:outline-level="1"/>
      <text:h text:style-name="P9" text:outline-level="1">Miscellaneous</text:h>
      <text:h text:style-name="Heading_20_3" text:outline-level="3">Home Page Notifications – idea of how we will display all varieties together sorted by time</text:h>
      <text:p text:style-name="P3">Perform all related queries for notifications. Specifically, the following are relevant:</text:p>
      <text:list xml:id="list969284571" text:style-name="L2">
        <text:list-item>
          <text:p text:style-name="P14">Show all notifications to the user where they were outbid in an auction that is still going on that they haven't chosen to cancel</text:p>
        </text:list-item>
        <text:list-item>
          <text:p text:style-name="P14">Show notification to the user that an auction has closed since their last visit they they participated in</text:p>
        </text:list-item>
        <text:list-item>
          <text:p text:style-name="P14">Show all notifications to seller of all their closed auctions that there was a buyer</text:p>
        </text:list-item>
        <text:list-item>
          <text:p text:style-name="P14">Show all notifications to seller of all their closed auctions that have no bids</text:p>
        </text:list-item>
        <text:list-item>
          <text:p text:style-name="P14">Show notification to winning buyer of an auction to leave feedback</text:p>
        </text:list-item>
        <text:list-item>
          <text:p text:style-name="P14">View activity for a specific user</text:p>
        </text:list-item>
      </text:list>
      <text:p text:style-name="P3">While we are doing all of these queries, we will be getting results that we want to iterate over and produce some html output. Instead of directly echoing the output we will be doing the following:</text:p>
      <text:list xml:id="list1557676919" text:style-name="L3">
        <text:list-item>
          <text:p text:style-name="P15">Maintain a global counter, say $x that is initially value 0.</text:p>
        </text:list-item>
        <text:list-item>
          <text:p text:style-name="P15">Maintain a global array, say $notifications which will be indexed using $x</text:p>
        </text:list-item>
      </text:list>
      <text:p text:style-name="P3"/>
      <text:p text:style-name="P3">As we are iterating through the query we will do the following things:</text:p>
      <text:list xml:id="list1500440547" text:style-name="L4">
        <text:list-item>
          <text:p text:style-name="P16">Stuffing the time</text:p>
          <text:list>
            <text:list-item>
              <text:p text:style-name="P16">A day will be stuffed from the front with zeroes so that it is 5 digits (kind of arbitrary, but ok)</text:p>
            </text:list-item>
            <text:list-item>
              <text:p text:style-name="P16">An hour will be stuffed so it is 2 digits, same with minute</text:p>
            </text:list-item>
          </text:list>
        </text:list-item>
        <text:list-item>
          <text:p text:style-name="P16">For the current value of $x, we will set $notifications equal to the stuffing:</text:p>
          <text:list>
            <text:list-item>
              <text:p text:style-name="P16">$notifications[$x] = $stuffed_day.$stuffed_hour.$stuffed_minute</text:p>
            </text:list-item>
          </text:list>
        </text:list-item>
        <text:list-item>
          <text:p text:style-name="P16">We will generate the appropriate html code for the query we are parsing (could be just a message with the date and time or could be code for a form for feedback, dependends on the notification)</text:p>
        </text:list-item>
        <text:list-item>
          <text:p text:style-name="P16">That html code will be appended to the $notifications array at the current position $x</text:p>
          <text:list>
            <text:list-item>
              <text:p text:style-name="P16">$notifications[$x] = $notifications[$x].' '.$generated_html</text:p>
            </text:list-item>
          </text:list>
        </text:list-item>
        <text:list-item>
          <text:p text:style-name="P16">We reverse sort the array so it is time ordered by most recent time:</text:p>
          <text:list>
            <text:list-item>
              <text:p text:style-name="P16">rsort($notifications)</text:p>
            </text:list-item>
          </text:list>
        </text:list-item>
        <text:list-item>
          <text:p text:style-name="P16">We now echo all the notifications:</text:p>
        </text:list-item>
      </text:list>
      <text:p text:style-name="P3">for ($i = 0; $i &lt; count($notifications); $i++){</text:p>
      <text:p text:style-name="P3"><text:tab/>echo substr(<text:tab/>$notifications[$i], </text:p>
      <text:p text:style-name="P3"><text:tab/><text:tab/><text:tab/>strpos($notifications[$i], “ “),</text:p>
      <text:p text:style-name="P3"><text:tab/><text:tab/><text:tab/>strlen($notifications[$i]</text:p>
      <text:p text:style-name="P3"><text:tab/><text:tab/>);</text:p>
      <text:p text:style-name="P3">}</text:p>
      <text:p text:style-name="P4">Note: Prioritizing notifications based on type that happen at the same time</text:p>
      <text:p text:style-name="P18">Ex: Auction closed and you are the winner.</text:p>
      <text:p text:style-name="P18"><text:tab/>We can stuff after the time a “priority code” such that the number with the highest priority will <text:tab/>display highest than other notifications from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Queries<text:tab/><text:page-number text:select-page="current">16</text:page-number> of <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3-28T17:08:38</dc:date>
    <dc:creator>jmm0468</dc:creator>
    <meta:editing-duration>PT06H48M17S</meta:editing-duration>
    <meta:editing-cycles>77</meta:editing-cycles>
    <meta:generator>OpenOffice.org/3.0$Linux OpenOffice.org_project/300m15$Build-9379</meta:generator>
    <meta:printed-by>jmm0468</meta:printed-by>
    <meta:print-date>2009-03-27T18:48:25</meta:print-date>
    <meta:document-statistic meta:table-count="0" meta:image-count="0" meta:object-count="0" meta:page-count="16" meta:paragraph-count="350" meta:word-count="3981" meta:character-count="25895"/>
    <meta:user-defined meta:name="Info 1"/>
    <meta:user-defined meta:name="Info 2"/>
    <meta:user-defined meta:name="Info 3"/>
    <meta:user-defined meta:name="Info 4"/>
  </office:meta>
</office:document-meta>
</file>